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ff85c" officeooo:paragraph-rsid="000ff85c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officeooo:rsid="000ff85c" officeooo:paragraph-rsid="000ff85c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ff85c" officeooo:paragraph-rsid="000ff85c" style:font-size-asian="13.1000003814697pt" style:font-size-complex="15pt"/>
    </style:style>
    <style:style style:name="P5" style:family="paragraph" style:parent-style-name="Standard">
      <style:text-properties officeooo:rsid="000ff85c" officeooo:paragraph-rsid="000ff85c"/>
    </style:style>
    <style:style style:name="T1" style:family="text">
      <style:text-properties officeooo:rsid="000eaf61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background-color="#ffff00" loext:char-shading-value="0"/>
    </style:style>
    <style:style style:name="T4" style:family="text">
      <style:text-properties fo:color="#c9211e" loext:opacity="100%" fo:background-color="#ffff00" loext:char-shading-value="0"/>
    </style:style>
    <style:style style:name="T5" style:family="text">
      <style:text-properties fo:color="#c9211e" loext:opacity="100%" fo:font-size="15pt" officeooo:rsid="000ff85c" fo:background-color="#ffff00" loext:char-shading-value="0" style:font-size-asian="15pt" style:font-size-complex="15pt"/>
    </style:style>
    <style:style style:name="T6" style:family="text">
      <style:text-properties fo:color="#000000" loext:opacity="100%" fo:background-color="#ffff00" loext:char-shading-value="0"/>
    </style:style>
    <style:style style:name="T7" style:family="text">
      <style:text-properties fo:color="#ff4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_________<text:span text:style-name="T1">API ET CLÉS API_________</text:span></text:p>
      <text:p text:style-name="P1"/>
      <text:p text:style-name="P1"/>
      <text:p text:style-name="P2">Une API permet d’utiliser des services externes à notre app, service de mail, service de paiement etc.</text:p>
      <text:p text:style-name="P2"/>
      <text:p text:style-name="P2">Il est important de sécuriser ses clés, pour qu’elles ne soient pas accessibles au monde entier.</text:p>
      <text:p text:style-name="P2"/>
      <text:p text:style-name="P2">La Gem dotenv permet de gérer ses clés.</text:p>
      <text:p text:style-name="P2"/>
      <text:p text:style-name="P2">1:ajouter la Gem ‘<text:span text:style-name="T2">dotenv</text:span>’ dans le Gemfile.</text:p>
      <text:p text:style-name="P2"/>
      <text:p text:style-name="P2">2:créer un fichier ‘.<text:span text:style-name="T2">env</text:span>’ dans lequel on mettra toutes nos clés API.</text:p>
      <text:p text:style-name="P2"/>
      <text:p text:style-name="P2">3:<text:span text:style-name="T4">AJOUTER LE FICHIER .ENV AU GITIGNORE !!!!!!!!!!!!!!!</text:span></text:p>
      <text:p text:style-name="P5"/>
      <text:p text:style-name="P5"/>
      <text:p text:style-name="P3">__________PRODUCTION__________</text:p>
      <text:p text:style-name="P3"/>
      <text:p text:style-name="P4">Pour ajouter nos clés en production, il faut aller dans les paramètres de notre hébergeur et ajouter les clés dans les ‘<text:span text:style-name="T7">CONFIG VARS</text:span>’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1T02:01:01.606000000</meta:creation-date>
    <dc:date>2021-02-21T02:12:13.157000000</dc:date>
    <meta:editing-duration>PT9M49S</meta:editing-duration>
    <meta:editing-cycles>1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9" meta:word-count="95" meta:character-count="597" meta:non-whitespace-character-count="511"/>
  </office:meta>
</office:document-meta>
</file>